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1.245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style:font-name="Symbol" fo:font-size="10pt" fo:language="de" fo:country="DE"/>
    </style:style>
    <style:style style:name="T3" style:family="text">
      <style:text-properties style:font-name="Symbol" fo:font-size="10pt" fo:language="de" fo:country="DE"/>
    </style:style>
    <style:style style:name="T4" style:family="text">
      <style:text-properties fo:language="de" fo:country="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chos los casos de uso, os explico brevemente como los he pensado:</text:p>
      <text:p text:style-name="Standard"><text:tab/>Dado que todos son personas (excepto las empresas, pero se consideran lo mismo) tienen los mismos casos de uso, dar de alta, dar de baja, modificar datos, y consultarlos.</text:p>
      <text:p text:style-name="Standard"><text:tab/>Excepto para socio, todas estas acciones son llevadas a cabo a través del trabajador, pero cada <text:span text:style-name="T1">tipo</text:span> de persona tenga dicho caso de uso ya que es el <text:span text:style-name="T1">tipo</text:span> el que lo inicia.</text:p>
      <text:p text:style-name="Standard"><text:tab/>En el diagrama de paquetes, el paquete de gestión de trabajadores, hace uso de todos los demas, ya que los trabajadores son los que interactuan con el sistema, y el resto de actores solamente solicita que se realice una accion sobre sus datos en el sistema.</text:p>
      <text:p text:style-name="Standard"/>
      <text:p text:style-name="Standard"><text:tab/>No he incluido nada relacionado con las donaciones, pues esto pertenece a otra iteración.</text:p>
      <text:p text:style-name="Standard"/>
      <text:p text:style-name="Standard">Creo que con esto ya podeis trabajar los demás.</text:p>
      <text:p text:style-name="Standard">Si teneis alguna duda sobre el trabajo que he realizado preguntad cuanto antes, ya que puede que no lo entendais o que yo haya hecho algo mal.</text:p>
      <text:p text:style-name="Standard"/>
      <text:p text:style-name="Standard">Aquí os pongo los diagramas para que podais trabajar más fácilmente sobre este documento:</text:p>
      <text:p text:style-name="Standard"><text:tab/>Trabajador:</text:p>
      <text:list xml:id="list39161837" text:style-name="L1">
        <text:list-item>
          <text:p text:style-name="P2">Dar alta</text:p>
        </text:list-item>
        <text:list-item>
          <text:p text:style-name="P2">Dar baja</text:p>
        </text:list-item>
        <text:list-item>
          <text:p text:style-name="P2">Modificar Datos</text:p>
        </text:list-item>
        <text:list-item>
          <text:p text:style-name="P2">Consultar Datos</text:p>
        </text:list-item>
        <text:list-item>
          <text:p text:style-name="P2">Realizar Actuación</text:p>
        </text:list-item>
        <text:list-item>
          <text:p text:style-name="P2">Iniciar Sesión</text:p>
        </text:list-item>
      </text:list>
      <text:p text:style-name="P1"><text:tab/><text:tab/>Pongo realizar actuación, pues hay que anotar en el sistema lo que realiza cada trabajador.</text:p>
      <text:p text:style-name="P1"/>
      <text:p text:style-name="Standard"><text:tab/>Socio: </text:p>
      <text:list xml:id="list39148088" text:style-name="L2">
        <text:list-item>
          <text:p text:style-name="P3">Dar alta</text:p>
        </text:list-item>
        <text:list-item>
          <text:p text:style-name="P3">Dar baja</text:p>
        </text:list-item>
        <text:list-item>
          <text:p text:style-name="P3">Modificar Datos</text:p>
        </text:list-item>
        <text:list-item>
          <text:p text:style-name="P3">Consultar Datos</text:p>
        </text:list-item>
        <text:list-item>
          <text:p text:style-name="P3">Dar baja presencial[pedro:no la entiendo, si es presencial entonces es la misma baja que arriba]</text:p>
        </text:list-item>
        <text:list-item>
          <text:p text:style-name="P3">Dar baja movil (a traves de la aplicación móvil)</text:p>
        </text:list-item>
        <text:list-item>
          <text:p text:style-name="P3">Modificar Datos presencial[pedro: no la entiendo, si es presencial entonces es la misma baja que arriba]</text:p>
        </text:list-item>
        <text:list-item>
          <text:p text:style-name="P3">Modificar Datos movil</text:p>
        </text:list-item>
        <text:list-item>
          <text:p text:style-name="P3">Consultar donaciones por trabajador en oficina</text:p>
        </text:list-item>
        <text:list-item>
          <text:p text:style-name="P3">Consultar donaciones por socio en app móvil</text:p>
          <text:p text:style-name="P3"/>
        </text:list-item>
      </text:list>
      <text:p text:style-name="Standard"><text:tab/>Colaborador</text:p>
      <text:list xml:id="list39149772" text:style-name="L3">
        <text:list-item>
          <text:p text:style-name="P4">Dar alta</text:p>
        </text:list-item>
        <text:list-item>
          <text:p text:style-name="P4">Dar baja</text:p>
        </text:list-item>
        <text:list-item>
          <text:p text:style-name="P4">Modificar Datos</text:p>
        </text:list-item>
        <text:list-item>
          <text:p text:style-name="P4">Consultar Datos</text:p>
          <text:p text:style-name="P4"/>
        </text:list-item>
      </text:list>
      <text:p text:style-name="Standard"><text:tab/>Empresa:</text:p>
      <text:list xml:id="list39146148" text:style-name="L4">
        <text:list-item>
          <text:p text:style-name="P5">Dar alta</text:p>
        </text:list-item>
      </text:list>
      <text:list xml:id="list39157880" text:continue-list="list39149772" text:style-name="L3">
        <text:list-item>
          <text:p text:style-name="P4">Dar baja</text:p>
        </text:list-item>
        <text:list-item>
          <text:p text:style-name="P4">Modificar Datos</text:p>
        </text:list-item>
        <text:list-item>
          <text:p text:style-name="P4">Consultar Datos</text:p>
          <text:p text:style-name="P4"><text:soft-page-break/></text:p>
        </text:list-item>
      </text:list>
      <text:p text:style-name="Standard"><text:tab/>Beneficiario:</text:p>
      <text:list xml:id="list39177123" text:continue-list="list39146148" text:style-name="L4">
        <text:list-item>
          <text:p text:style-name="P5">Dar alta</text:p>
        </text:list-item>
      </text:list>
      <text:list xml:id="list39160475" text:style-name="L5">
        <text:list-item>
          <text:p text:style-name="P6">Dar baja</text:p>
        </text:list-item>
        <text:list-item>
          <text:p text:style-name="P6">Modificar Datos</text:p>
        </text:list-item>
        <text:list-item>
          <text:p text:style-name="P6">Consultar Datos</text:p>
        </text:list-item>
        <text:list-item>
          <text:p text:style-name="P6">Realizar anotacion</text:p>
        </text:list-item>
        <text:list-item>
          <text:p text:style-name="P6">Anotar actuación</text:p>
        </text:list-item>
        <text:list-item>
          <text:p text:style-name="P6">Anotar anomalía</text:p>
        </text:list-item>
      </text:list>
      <text:p text:style-name="Standard"><text:tab/>Realizar anotacion se refiere a cuando se le da algo al beneficiario(ropa, comida, dinero) y tambien a anotaciones que no tienen nada que ver con las anteriores.</text:p>
      <text:p text:style-name="Standard"><text:tab/><text:tab/></text:p>
      <text:p text:style-name="Standard">Los donantes anónimos, se trataran como un tipo especial de colaboradores, por eso no los he reflejado en los casos de u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12S</meta:editing-duration>
    <meta:editing-cycles>5</meta:editing-cycles>
    <meta:generator>LibreOffice/3.5$Windows_x86 LibreOffice_project/7e68ba2-a744ebf-1f241b7-c506db1-7d53735</meta:generator>
    <dc:date>2012-03-09T19:03:49.34</dc:date>
    <meta:document-statistic meta:table-count="0" meta:image-count="0" meta:object-count="0" meta:page-count="2" meta:paragraph-count="48" meta:word-count="390" meta:character-count="2171" meta:non-whitespace-character-count="1844"/>
    <meta:user-defined meta:name="Info 1"/>
    <meta:user-defined meta:name="Info 2"/>
    <meta:user-defined meta:name="Info 3"/>
    <meta:user-defined meta:name="Info 4"/>
  </office:meta>
</office:document-meta>
</file>